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fo:margin-top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P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_1" style:family="text"/>
    <style:style style:name="P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_1" style:family="text"/>
    <style:style style:name="P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_1" style:family="text"/>
    <style:style style:name="P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_1" style:family="text"/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/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/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/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</office:automatic-styles>
  <office:body>
    <office:text>
      <text:list text:style-name="LS1" xml:id="list0">
        <text:list-item>
          <text:p text:style-name="P1"><text:span text:style-name="T1_1">Technology</text:span><text:span text:style-name="T1_2"><text:s/></text:span><text:span text:style-name="T1_3">stack</text:span><text:span text:style-name="T1_4"><text:s/>(</text:span><text:span text:style-name="T1_5"><text:a xlink:type="simple" xlink:href="http://www.slideshare.net/meet.hak/facebook-technology-stack"><text:span text:style-name="T1_6">Facebook</text:span></text:a></text:span><text:span text:style-name="T1_7"><text:a xlink:type="simple" xlink:href="http://www.slideshare.net/meet.hak/facebook-technology-stack"><text:span text:style-name="T1_8"><text:s/></text:span></text:a></text:span><text:span text:style-name="T1_9"><text:a xlink:type="simple" xlink:href="http://www.slideshare.net/meet.hak/facebook-technology-stack"><text:span text:style-name="T1_10">tech</text:span></text:a></text:span><text:span text:style-name="T1_11"><text:a xlink:type="simple" xlink:href="http://www.slideshare.net/meet.hak/facebook-technology-stack"><text:span text:style-name="T1_12"><text:s/></text:span></text:a></text:span><text:span text:style-name="T1_13"><text:a xlink:type="simple" xlink:href="http://www.slideshare.net/meet.hak/facebook-technology-stack"><text:span text:style-name="T1_14">stack</text:span></text:a></text:span><text:span text:style-name="T1_15">)</text:span></text:p>
          <text:list>
            <text:list-item>
              <text:p text:style-name="P2"><text:span text:style-name="T2_1">Search</text:span></text:p>
            </text:list-item>
            <text:list-item>
              <text:p text:style-name="P3"><text:span text:style-name="T3_1">Blog</text:span></text:p>
            </text:list-item>
            <text:list-item>
              <text:p text:style-name="P4"><text:span text:style-name="T4_1">Pictures</text:span></text:p>
            </text:list-item>
            <text:list-item>
              <text:p text:style-name="P5"><text:span text:style-name="T5_1">Video</text:span></text:p>
            </text:list-item>
            <text:list-item>
              <text:p text:style-name="P6"><text:span text:style-name="T6_1">Tree</text:span><text:span text:style-name="T6_2">/</text:span><text:span text:style-name="T6_3">relationships</text:span></text:p>
            </text:list-item>
          </text:list>
        </text:list-item>
        <text:list-item>
          <text:p text:style-name="P7"><text:span text:style-name="T7_1">Architecture</text:span></text:p>
          <text:list>
            <text:list-item>
              <text:p text:style-name="P8"><text:span text:style-name="T8_1">AWS</text:span><text:span text:style-name="T8_2">?</text:span></text:p>
            </text:list-item>
            <text:list-item>
              <text:p text:style-name="P9"><text:span text:style-name="T9_1">DevOps</text:span></text:p>
            </text:list-item>
          </text:list>
        </text:list-item>
        <text:list-item>
          <text:p text:style-name="P10"><text:span text:style-name="T10_1">Feature</text:span><text:span text:style-name="T10_2"><text:s/></text:span><text:span text:style-name="T10_3">matrix</text:span><text:span text:style-name="T10_4">/</text:span><text:span text:style-name="T10_5">Roadmap</text:span></text:p>
        </text:list-item>
        <text:list-item>
          <text:p text:style-name="P11"><text:span text:style-name="T11_1">Funding</text:span></text:p>
          <text:list>
            <text:list-item>
              <text:p text:style-name="P12"><text:span text:style-name="T12_1">Crowdsource</text:span><text:span text:style-name="T12_2">?</text:span></text:p>
            </text:list-item>
            <text:list-item>
              <text:p text:style-name="P13"><text:span text:style-name="T13_1">Venture</text:span><text:span text:style-name="T13_2"><text:s/></text:span><text:span text:style-name="T13_3">Capital</text:span><text:span text:style-name="T13_4">?</text:span></text:p>
            </text:list-item>
          </text:list>
        </text:list-item>
        <text:list-item>
          <text:p text:style-name="P14"><text:span text:style-name="T14_1">How</text:span><text:span text:style-name="T14_2"><text:s/></text:span><text:span text:style-name="T14_3">do</text:span><text:span text:style-name="T14_4"><text:s/></text:span><text:span text:style-name="T14_5">we</text:span><text:span text:style-name="T14_6"><text:s/></text:span><text:span text:style-name="T14_7">merge</text:span><text:span text:style-name="T14_8"><text:s/></text:span><text:span text:style-name="T14_9">branches</text:span><text:span text:style-name="T14_10"><text:s/></text:span><text:span text:style-name="T14_11">of</text:span><text:span text:style-name="T14_12"><text:s/></text:span><text:span text:style-name="T14_13">the</text:span><text:span text:style-name="T14_14"><text:s/></text:span><text:span text:style-name="T14_15">family</text:span><text:span text:style-name="T14_16"><text:s/></text:span><text:span text:style-name="T14_17">as</text:span><text:span text:style-name="T14_18"><text:s/></text:span><text:span text:style-name="T14_19">they</text:span><text:span text:style-name="T14_20"><text:s/></text:span><text:span text:style-name="T14_21">discover</text:span><text:span text:style-name="T14_22"><text:s/></text:span><text:span text:style-name="T14_23">each</text:span><text:span text:style-name="T14_24"><text:s/></text:span><text:span text:style-name="T14_25">other</text:span><text:span text:style-name="T14_26">?</text:span></text:p>
          <text:list>
            <text:list-item>
              <text:p text:style-name="P15"><text:span text:style-name="T15_1">Would</text:span><text:span text:style-name="T15_2"><text:s/></text:span><text:span text:style-name="T15_3">the</text:span><text:span text:style-name="T15_4"><text:s/></text:span><text:span text:style-name="T15_5">moderators</text:span><text:span text:style-name="T15_6"><text:s/></text:span><text:span text:style-name="T15_7">retain</text:span><text:span text:style-name="T15_8"><text:s/></text:span><text:span text:style-name="T15_9">control</text:span><text:span text:style-name="T15_10">?</text:span></text:p>
            </text:list-item>
          </text:list>
        </text:list-item>
        <text:list-item>
          <text:p text:style-name="P16"><text:span text:style-name="T16_1">Over</text:span><text:span text:style-name="T16_2"><text:s/></text:span><text:span text:style-name="T16_3">time</text:span><text:span text:style-name="T16_4"><text:s/></text:span><text:span text:style-name="T16_5">as</text:span><text:span text:style-name="T16_6"><text:s/></text:span><text:span text:style-name="T16_7">a</text:span><text:span text:style-name="T16_8"><text:s/></text:span><text:span text:style-name="T16_9">family</text:span><text:span text:style-name="T16_10"><text:s/></text:span><text:span text:style-name="T16_11">tree</text:span><text:span text:style-name="T16_12"><text:s/></text:span><text:span text:style-name="T16_13">spreads</text:span><text:span text:style-name="T16_14"><text:s/></text:span><text:span text:style-name="T16_15">out</text:span><text:span text:style-name="T16_16"><text:s/></text:span><text:span text:style-name="T16_17">do</text:span><text:span text:style-name="T16_18"><text:s/></text:span><text:span text:style-name="T16_19">we</text:span><text:span text:style-name="T16_20"><text:s/></text:span><text:span text:style-name="T16_21">segment</text:span><text:span text:style-name="T16_22"><text:s/></text:span><text:span text:style-name="T16_23">moderator</text:span><text:span text:style-name="T16_24"><text:s/></text:span><text:span text:style-name="T16_25">control</text:span><text:span text:style-name="T16_26"><text:s/></text:span><text:span text:style-name="T16_27">by</text:span><text:span text:style-name="T16_28"><text:s/></text:span><text:span text:style-name="T16_29">branch</text:span><text:span text:style-name="T16_30">?</text:span></text:p>
          <text:list>
            <text:list-item>
              <text:p text:style-name="P17"><text:span text:style-name="T17_1">Circles</text:span><text:span text:style-name="T17_2"><text:s/>(</text:span><text:span text:style-name="T17_3">immediate</text:span><text:span text:style-name="T17_4">,<text:s/></text:span><text:span text:style-name="T17_5">extended</text:span><text:span text:style-name="T17_6">,<text:s/></text:span><text:span text:style-name="T17_7">remote</text:span><text:span text:style-name="T17_8"><text:s/></text:span><text:span text:style-name="T17_9">family</text:span><text:span text:style-name="T17_10">?)</text:span></text:p>
            </text:list-item>
          </text:list>
        </text:list-item>
        <text:list-item>
          <text:p text:style-name="P18"><text:span text:style-name="T18_1">Parental</text:span><text:span text:style-name="T18_2"><text:s/></text:span><text:span text:style-name="T18_3">controls</text:span></text:p>
        </text:list-item>
      </text:list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●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●" text:style-name="List1Level2" text:level="3">
        <style:list-level-properties text:min-label-width="3.81cm" text:min-label-distance="0.318cm" fo:text-align="end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●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●" text:style-name="List1Level5" text:level="6">
        <style:list-level-properties text:min-label-width="7.62cm" text:min-label-distance="0.318cm" fo:text-align="end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●" text:style-name="List1Level8" text:level="9">
        <style:list-level-properties text:min-label-width="11.43cm" text:min-label-distance="0.318cm" fo:text-align="end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